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2" style:family="paragraph" style:parent-style-name="Text_20_body">
      <style:paragraph-properties fo:margin-top="0cm" fo:margin-bottom="0cm" fo:line-height="100%"/>
      <style:text-properties style:font-name="Times New Roman"/>
    </style:style>
    <style:style style:name="P3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c343d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7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10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00%"/>
      <style:text-properties style:font-name="Times New Roman"/>
    </style:style>
    <style:style style:name="P14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fo:background-color="transparent" style:writing-mode="lr-tb">
        <style:background-image/>
      </style:paragraph-properties>
      <style:text-properties fo:font-variant="normal" fo:text-transform="none" style:use-window-font-color="true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name-asian="Courier New" style:font-size-asian="12pt" style:font-name-complex="Courier New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t Arimaa – CR3 : Mercredi 1 Octobre</text:p>
      <text:p text:style-name="P9">Présents : Toute l'équipe, Christian Raymond, et Nikos Parlavantzas</text:p>
      <text:h text:style-name="P5" text:outline-level="1">Ordre du jour :</text:h>
      <text:list xml:id="list3846804834726911364" text:style-name="L1">
        <text:list-item>
          <text:p text:style-name="P11">Bilan du choix des conférences</text:p>
        </text:list-item>
        <text:list-item>
          <text:p text:style-name="P12">Nouvel entrant dans le groupe</text:p>
        </text:list-item>
        <text:list-item>
          <text:p text:style-name="P12">Avancée de Gabriel sur le jeu</text:p>
        </text:list-item>
        <text:list-item>
          <text:p text:style-name="P12">État de l'art par Benoît et Mikail</text:p>
        </text:list-item>
        <text:list-item>
          <text:p text:style-name="P12">MS Project (Baptiste)</text:p>
        </text:list-item>
        <text:list-item>
          <text:p text:style-name="P12">Regarder le plan du premier rapport (Dan)</text:p>
        </text:list-item>
        <text:list-item>
          <text:p text:style-name="P12">Faire les deadlines</text:p>
        </text:list-item>
      </text:list>
      <text:h text:style-name="P6" text:outline-level="1">Information échangées</text:h>
      <text:list xml:id="list7553993591287337735" text:style-name="L2">
        <text:list-item>
          <text:p text:style-name="P14"/>
        </text:list-item>
      </text:list>
      <text:h text:style-name="P7" text:outline-level="1">Planification</text:h>
      <text:p text:style-name="P2">Tâche<text:tab/><text:tab/><text:tab/><text:tab/><text:tab/><text:tab/><text:tab/>Responsable<text:tab/><text:tab/>Deadline</text:p>
      <text:h text:style-name="P5" text:outline-level="1">Date de la prochaine réunion : 01/10</text:h>
      <text:h text:style-name="P5" text:outline-level="1">Documents additionnels :</text:h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09-30T21:05:29.69</dc:date>
    <dc:creator>Dan </dc:creator>
    <meta:editing-duration>PT1H44M59S</meta:editing-duration>
    <meta:editing-cycles>32</meta:editing-cycles>
    <meta:generator>OpenOffice/4.1.0$Win32 OpenOffice.org_project/410m18$Build-9764</meta:generator>
    <meta:document-statistic meta:table-count="0" meta:image-count="0" meta:object-count="0" meta:page-count="1" meta:paragraph-count="15" meta:word-count="80" meta:character-count="466"/>
  </office:meta>
</office:document-meta>
</file>